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</style:style>
    <style:style style:name="P2" style:family="paragraph" style:parent-style-name="Table_20_Contents">
      <style:paragraph-properties fo:text-align="justify" style:justify-single-word="false"/>
      <style:text-properties officeooo:rsid="0014492b" officeooo:paragraph-rsid="0014492b"/>
    </style:style>
    <style:style style:name="P3" style:family="paragraph" style:parent-style-name="Table_20_Contents">
      <style:paragraph-properties fo:text-align="justify" style:justify-single-word="false"/>
      <style:text-properties officeooo:rsid="0016702e" officeooo:paragraph-rsid="0016702e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6702e" officeooo:paragraph-rsid="0016702e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136623" officeooo:paragraph-rsid="00136623"/>
    </style:style>
    <style:style style:name="P6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officeooo:rsid="0014aba0" officeooo:paragraph-rsid="0014aba0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6pt" officeooo:rsid="00136623" officeooo:paragraph-rsid="00136623" style:font-size-asian="16pt" style:font-size-complex="16pt"/>
    </style:style>
    <style:style style:name="P8" style:family="paragraph" style:parent-style-name="Standard">
      <style:paragraph-properties fo:text-align="justify" style:justify-single-word="false"/>
      <style:text-properties officeooo:rsid="0014492b" officeooo:paragraph-rsid="0014492b"/>
    </style:style>
    <style:style style:name="P9" style:family="paragraph" style:parent-style-name="Standard">
      <style:paragraph-properties fo:text-align="justify" style:justify-single-word="false"/>
      <style:text-properties officeooo:rsid="0014492b" officeooo:paragraph-rsid="0014aba0"/>
    </style:style>
    <style:style style:name="P10" style:family="paragraph" style:parent-style-name="Standard">
      <style:paragraph-properties fo:text-align="center" style:justify-single-word="false"/>
      <style:text-properties officeooo:rsid="00145b49" officeooo:paragraph-rsid="00145b49"/>
    </style:style>
    <style:style style:name="P11" style:family="paragraph" style:parent-style-name="Standard">
      <style:paragraph-properties fo:text-align="justify" style:justify-single-word="false"/>
      <style:text-properties officeooo:rsid="0014aba0" officeooo:paragraph-rsid="0014aba0"/>
    </style:style>
    <style:style style:name="P12" style:family="paragraph" style:parent-style-name="Standard">
      <style:paragraph-properties fo:text-align="justify" style:justify-single-word="false"/>
      <style:text-properties fo:font-size="12pt" officeooo:rsid="0014aba0" officeooo:paragraph-rsid="0014aba0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style:text-underline-style="none" officeooo:rsid="0014aba0" officeooo:paragraph-rsid="0014aba0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style:text-underline-style="none" officeooo:rsid="0016702e" officeooo:paragraph-rsid="0016702e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fo:font-size="12pt" style:text-underline-style="none" officeooo:rsid="0014492b" officeooo:paragraph-rsid="0016702e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18pt" fo:font-weight="bold" officeooo:rsid="00136623" officeooo:paragraph-rsid="00136623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justify" style:justify-single-word="false"/>
      <style:text-properties officeooo:rsid="0016702e" officeooo:paragraph-rsid="0016702e"/>
    </style:style>
    <style:style style:name="P18" style:family="paragraph" style:parent-style-name="Header">
      <style:text-properties fo:font-size="10pt" officeooo:rsid="00136623" style:font-size-asian="10pt" style:font-size-complex="10pt"/>
    </style:style>
    <style:style style:name="P19" style:family="paragraph" style:parent-style-name="Header">
      <style:text-properties fo:font-size="10pt" officeooo:rsid="00136623" officeooo:paragraph-rsid="00136623" style:font-size-asian="10pt" style:font-size-complex="10pt"/>
    </style:style>
    <style:style style:name="T1" style:family="text">
      <style:text-properties officeooo:rsid="0013b5e3"/>
    </style:style>
    <style:style style:name="T2" style:family="text">
      <style:text-properties officeooo:rsid="00145b49"/>
    </style:style>
    <style:style style:name="T3" style:family="text">
      <style:text-properties style:font-name="Liberation Serif1"/>
    </style:style>
    <style:style style:name="T4" style:family="text">
      <style:text-properties style:font-name="Liberation Serif"/>
    </style:style>
    <style:style style:name="T5" style:family="text">
      <style:text-properties officeooo:rsid="0014aba0"/>
    </style:style>
    <style:style style:name="T6" style:family="text">
      <style:text-properties style:text-underline-style="none"/>
    </style:style>
    <style:style style:name="T7" style:family="text">
      <style:text-properties fo:font-size="14pt" style:text-underline-style="solid" style:text-underline-width="auto" style:text-underline-color="font-color" officeooo:rsid="0014aba0" style:font-size-asian="14pt" style:font-size-complex="14pt"/>
    </style:style>
    <style:style style:name="T8" style:family="text">
      <style:text-properties fo:font-size="14pt" style:text-underline-style="none" officeooo:rsid="0014aba0" style:font-size-asian="14pt" style:font-size-complex="14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14aba0"/>
    </style:style>
    <style:style style:name="T11" style:family="text">
      <style:text-properties officeooo:rsid="0016702e"/>
    </style:style>
    <style:style style:name="T12" style:family="text">
      <style:text-properties style:text-position="super 58%"/>
    </style:style>
    <style:style style:name="T13" style:family="text">
      <style:text-properties style:text-position="super 58%" style:text-underline-style="solid" style:text-underline-width="auto" style:text-underline-color="font-color"/>
    </style:style>
    <style:style style:name="T14" style:family="text">
      <style:text-properties style:text-position="0% 100%"/>
    </style:style>
    <style:style style:name="T15" style:family="text">
      <style:text-properties fo:font-size="12pt" style:text-underline-style="none" style:font-size-asian="12pt" style:font-size-complex="12pt"/>
    </style:style>
    <style:style style:name="T16" style:family="text">
      <style:text-properties fo:font-size="12pt" style:text-underline-style="solid" style:text-underline-width="auto" style:text-underline-color="font-color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Couplage maximum</text:p>
      <text:p text:style-name="P7">TP Math – Optimisation</text:p>
      <text:p text:style-name="P7">Couplage maximum</text:p>
      <text:p text:style-name="P5"/>
      <text:p text:style-name="P6"/>
      <text:p text:style-name="P6"><text:span text:style-name="T6"><text:tab/></text:span>I.<text:tab/>Contexte du projet</text:p>
      <text:p text:style-name="P6"/>
      <text:p text:style-name="P6"/>
      <text:p text:style-name="P5">De manière générale, l’objectif de ce problème est de trouver un nouveau graphe ou l’on ne regarde que les arrêtes non adjacentes deux à deux.</text:p>
      <text:p text:style-name="P5"/>
      <text:p text:style-name="P5">On peut donc utiliser un graphe A, <text:span text:style-name="T1">ou l’on va noté l’adjacence entre les nœuds grâce aux arc entrant et sortant.</text:span></text:p>
      <text:p text:style-name="P5"/>
      <text:p text:style-name="P11"/>
      <text:p text:style-name="P9"><text:span text:style-name="T8"><text:tab/></text:span><text:span text:style-name="T7">II.<text:tab/>Contraintes et application</text:span></text:p>
      <text:p text:style-name="P9"><text:span text:style-name="T7"/></text:p>
      <text:p text:style-name="P12"><text:span text:style-name="T9">A- </text:span><text:span text:style-name="T6"><text:tab/>Variable :</text:span></text:p>
      <text:p text:style-name="P12"><text:span text:style-name="T9"/></text:p>
      <text:p text:style-name="P13">X est un vecteur de taille N, défini préalablement en constante du problème. Chaque valeur du vecteur est :</text:p>
      <text:p text:style-name="P13"><text:tab/>0 si l’arc n’est pas prit,</text:p>
      <text:p text:style-name="P13"><text:tab/>1 si l’arc <text:span text:style-name="T11">est prit.</text:span></text:p>
      <text:p text:style-name="P13"/>
      <text:p text:style-name="P13"><text:span text:style-name="T9">B-</text:span><text:tab/>Constante</text:p>
      <text:p text:style-name="P13"/>
      <text:p text:style-name="P13">On note A, la matrice représentant le graphe Matrice d’adjacence d’arcs.</text:p>
      <text:p text:style-name="P8">Ex : Tableau A, i,j</text:p>
      <text:p text:style-name="P8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2">1</text:p>
          </table:table-cell>
          <table:table-cell table:style-name="Tableau1.A1" office:value-type="string">
            <text:p text:style-name="P2">2</text:p>
          </table:table-cell>
          <table:table-cell table:style-name="Tableau1.A1" office:value-type="string">
            <text:p text:style-name="P2">3</text:p>
          </table:table-cell>
          <table:table-cell table:style-name="Tableau1.E1" office:value-type="string">
            <text:p text:style-name="P2">4</text:p>
          </table:table-cell>
        </table:table-row>
        <table:table-row>
          <table:table-cell table:style-name="Tableau1.A2" office:value-type="string">
            <text:p text:style-name="P2">1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1</text:p>
          </table:table-cell>
          <table:table-cell table:style-name="Tableau1.A2" office:value-type="string">
            <text:p text:style-name="P2">1</text:p>
          </table:table-cell>
          <table:table-cell table:style-name="Tableau1.E2" office:value-type="string">
            <text:p text:style-name="P2">0</text:p>
          </table:table-cell>
        </table:table-row>
        <table:table-row>
          <table:table-cell table:style-name="Tableau1.A2" office:value-type="string">
            <text:p text:style-name="P2">2</text:p>
          </table:table-cell>
          <table:table-cell table:style-name="Tableau1.A2" office:value-type="string">
            <text:p text:style-name="P2">1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0</text:p>
          </table:table-cell>
          <table:table-cell table:style-name="Tableau1.E2" office:value-type="string">
            <text:p text:style-name="P2">0</text:p>
          </table:table-cell>
        </table:table-row>
        <table:table-row>
          <table:table-cell table:style-name="Tableau1.A2" office:value-type="string">
            <text:p text:style-name="P2">3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0</text:p>
          </table:table-cell>
          <table:table-cell table:style-name="Tableau1.E2" office:value-type="string">
            <text:p text:style-name="P2">1</text:p>
          </table:table-cell>
        </table:table-row>
        <table:table-row>
          <table:table-cell table:style-name="Tableau1.A2" office:value-type="string">
            <text:p text:style-name="P2">4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1</text:p>
          </table:table-cell>
          <table:table-cell table:style-name="Tableau1.A2" office:value-type="string">
            <text:p text:style-name="P2">1</text:p>
          </table:table-cell>
          <table:table-cell table:style-name="Tableau1.E2" office:value-type="string">
            <text:p text:style-name="P2">0</text:p>
          </table:table-cell>
        </table:table-row>
      </table:table>
      <text:p text:style-name="P5"/>
      <text:p text:style-name="P5"/>
      <text:p text:style-name="P8">A(i,j) est une constante du problème, où i et j sont le numéro de leurs <text:span text:style-name="T5">nœuds</text:span> :</text:p>
      <text:p text:style-name="P8">-<text:tab/>0 <text:s/>si deux nœud n’ont pas d’arc entre eux,</text:p>
      <text:p text:style-name="P8">-<text:tab/>1 si deux nœud on un arc entre eux.</text:p>
      <text:p text:style-name="P8"/>
      <text:p text:style-name="P8">On note donc X(i,j) la variables des nouveaux arcs, qui vont représenter l’ensemble des arcs.</text:p>
      <text:p text:style-name="P8"/>
      <text:p text:style-name="P8"/>
      <text:p text:style-name="P8"/>
      <text:p text:style-name="P8"/>
      <text:p text:style-name="P11"><text:soft-page-break/><text:span text:style-name="T9">C-</text:span> <text:tab/>Fonction objective</text:p>
      <text:p text:style-name="P9"/>
      <text:p text:style-name="P8">La fonction objective <text:span text:style-name="T2">est donc de maximiser la somme de 1 contenu dans la matrice diviser par deux pour éviter d’avoir des doublons :</text:span></text:p>
      <text:p text:style-name="P8"/>
      <text:p text:style-name="P8"/>
      <text:p text:style-name="P10">Z = max <text:span text:style-name="T3">Ʃ</text:span><text:span text:style-name="T4">(i = 0 : N) <text:s/>* </text:span><text:span text:style-name="T3">Ʃ</text:span><text:span text:style-name="T4">(j = 0 : N) * X(i,j) / 2</text:span></text:p>
      <text:p text:style-name="P10"><text:span text:style-name="T3">Ʃ</text:span><text:span text:style-name="T4">(i = 0 : N) X(i,j) ≤ 1<text:tab/><text:tab/>j = 1, … , N</text:span></text:p>
      <text:p text:style-name="P10"><text:span text:style-name="T3">Ʃ</text:span><text:span text:style-name="T4">(j = 0 : N) X(i,j) ≤ 1<text:tab/><text:tab/>j = 1, … , N</text:span></text:p>
      <text:p text:style-name="P8"><text:span text:style-name="T7"/></text:p>
      <text:p text:style-name="P14"><text:span text:style-name="T10">D</text:span><text:span text:style-name="T9">-</text:span><text:tab/>Contraintes</text:p>
      <text:p text:style-name="P14"/>
      <text:p text:style-name="P14"><text:tab/><text:span text:style-name="T9">1</text:span><text:span text:style-name="T13">er</text:span><text:span text:style-name="T9"> contrainte :</text:span></text:p>
      <text:p text:style-name="P14"/>
      <text:p text:style-name="P14"/>
      <text:p text:style-name="P14">Il faut que le nouveau graphe X, ait les même adjacences que le graphe initial A.</text:p>
      <text:p text:style-name="P14"/>
      <text:p text:style-name="P14"><text:tab/><text:span text:style-name="T9">2eme contrainte :</text:span></text:p>
      <text:p text:style-name="P14"/>
      <text:p text:style-name="P14"/>
      <text:p text:style-name="P14">Les arrêtes du graphe X ne doivent pas être adjacentes (on le vérifiera grâce à A).</text:p>
      <text:p text:style-name="P14"/>
      <text:p text:style-name="P17"><text:span text:style-name="T15"><text:tab/></text:span><text:span text:style-name="T16">3eme contrainte :</text:span></text:p>
      <text:p text:style-name="P17"><text:span text:style-name="T15"/></text:p>
      <text:p text:style-name="P17"><text:span text:style-name="T15"/></text:p>
      <text:p text:style-name="P17"><text:span text:style-name="T15">Les arrêtes du nouveau graphes doivent être inférieur ou égales aux graphe initial.</text:span></text:p>
      <text:p text:style-name="P17"><text:span text:style-name="T15"/></text:p>
      <text:p text:style-name="P17"><text:span text:style-name="T15">Ex :</text:span></text:p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4">X(i,j)</text:p>
          </table:table-cell>
          <table:table-cell table:style-name="Tableau2.A1" office:value-type="string">
            <text:p text:style-name="P4">A(i,j)</text:p>
          </table:table-cell>
          <table:table-cell table:style-name="Tableau2.C1" office:value-type="string">
            <text:p text:style-name="P4">Acceptable</text:p>
          </table:table-cell>
        </table:table-row>
        <table:table-row>
          <table:table-cell table:style-name="Tableau2.A2" office:value-type="string">
            <text:p text:style-name="P3">1</text:p>
          </table:table-cell>
          <table:table-cell table:style-name="Tableau2.A2" office:value-type="string">
            <text:p text:style-name="P3">0</text:p>
          </table:table-cell>
          <table:table-cell table:style-name="Tableau2.C2" office:value-type="string">
            <text:p text:style-name="P3">X</text:p>
          </table:table-cell>
        </table:table-row>
        <table:table-row>
          <table:table-cell table:style-name="Tableau2.A2" office:value-type="string">
            <text:p text:style-name="P3">1</text:p>
          </table:table-cell>
          <table:table-cell table:style-name="Tableau2.A2" office:value-type="string">
            <text:p text:style-name="P3">1</text:p>
          </table:table-cell>
          <table:table-cell table:style-name="Tableau2.C2" office:value-type="string">
            <text:p text:style-name="P3">O</text:p>
          </table:table-cell>
        </table:table-row>
        <table:table-row>
          <table:table-cell table:style-name="Tableau2.A2" office:value-type="string">
            <text:p text:style-name="P3">0</text:p>
          </table:table-cell>
          <table:table-cell table:style-name="Tableau2.A2" office:value-type="string">
            <text:p text:style-name="P3">0</text:p>
          </table:table-cell>
          <table:table-cell table:style-name="Tableau2.C2" office:value-type="string">
            <text:p text:style-name="P3">O</text:p>
          </table:table-cell>
        </table:table-row>
        <table:table-row>
          <table:table-cell table:style-name="Tableau2.A2" office:value-type="string">
            <text:p text:style-name="P3">0</text:p>
          </table:table-cell>
          <table:table-cell table:style-name="Tableau2.A2" office:value-type="string">
            <text:p text:style-name="P3">1</text:p>
          </table:table-cell>
          <table:table-cell table:style-name="Tableau2.C2" office:value-type="string">
            <text:p text:style-name="P3">O</text:p>
          </table:table-cell>
        </table:table-row>
      </table:table>
      <text:p text:style-name="P17"><text:span text:style-name="T15"/></text:p>
      <text:p text:style-name="P15">X(i,j) ≤ A(i,j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officeooo:rsid="00136623" style:font-size-asian="10pt" style:font-size-complex="10pt"/>
    </style:style>
    <style:style style:name="MP2" style:family="paragraph" style:parent-style-name="Header">
      <style:text-properties fo:font-size="10pt" officeooo:rsid="00136623" officeooo:paragraph-rsid="0013662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ATHIEU Thomas<text:tab/><text:tab/>L2 – S3 - G1</text:p>
        <text:p text:style-name="MP2">GARCIA Jérémy<text:tab/><text:tab/>L2 – S3 - G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0:08:33.350000000</meta:creation-date>
    <dc:date>2017-12-11T11:10:10.460000000</dc:date>
    <meta:editing-duration>PT8M23S</meta:editing-duration>
    <meta:editing-cycles>1</meta:editing-cycles>
    <meta:document-statistic meta:table-count="2" meta:image-count="0" meta:object-count="0" meta:page-count="2" meta:paragraph-count="73" meta:word-count="349" meta:character-count="1610" meta:non-whitespace-character-count="1316"/>
    <meta:generator>LibreOffice/5.2.7.2$Windows_x86 LibreOffice_project/2b7f1e640c46ceb28adf43ee075a6e8b8439ed10</meta:generator>
  </office:meta>
</office:document-meta>
</file>